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2.833cm" style:rel-column-width="10922*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F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F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officeooo:rsid="00065902" officeooo:paragraph-rsid="00065902"/>
    </style:style>
    <style:style style:name="P2" style:family="paragraph" style:parent-style-name="Standard">
      <style:text-properties officeooo:rsid="00065902" officeooo:paragraph-rsid="000bb850"/>
    </style:style>
    <style:style style:name="P3" style:family="paragraph" style:parent-style-name="Standard">
      <style:text-properties officeooo:rsid="00070074" officeooo:paragraph-rsid="00070074"/>
    </style:style>
    <style:style style:name="P4" style:family="paragraph" style:parent-style-name="Standard">
      <style:text-properties officeooo:rsid="0008c859" officeooo:paragraph-rsid="0008c859"/>
    </style:style>
    <style:style style:name="P5" style:family="paragraph" style:parent-style-name="Standard">
      <style:text-properties officeooo:rsid="000a5aef" officeooo:paragraph-rsid="000a5aef"/>
    </style:style>
    <style:style style:name="P6" style:family="paragraph" style:parent-style-name="Standard">
      <style:text-properties officeooo:rsid="000a5aef" officeooo:paragraph-rsid="001049b9"/>
    </style:style>
    <style:style style:name="P7" style:family="paragraph" style:parent-style-name="Standard">
      <style:text-properties officeooo:rsid="000a5aef" officeooo:paragraph-rsid="0010c26d"/>
    </style:style>
    <style:style style:name="P8" style:family="paragraph" style:parent-style-name="Standard">
      <style:text-properties officeooo:rsid="000bb850" officeooo:paragraph-rsid="000bb850"/>
    </style:style>
    <style:style style:name="P9" style:family="paragraph" style:parent-style-name="Standard">
      <style:text-properties officeooo:rsid="001049b9" officeooo:paragraph-rsid="001049b9"/>
    </style:style>
    <style:style style:name="P10" style:family="paragraph" style:parent-style-name="Standard">
      <style:text-properties officeooo:rsid="0010c26d" officeooo:paragraph-rsid="0010c26d"/>
    </style:style>
    <style:style style:name="P1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bb850" officeooo:paragraph-rsid="000bb85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c5849" officeooo:paragraph-rsid="000c584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d6714" officeooo:paragraph-rsid="000d671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ed222" officeooo:paragraph-rsid="000ed22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070074"/>
    </style:style>
    <style:style style:name="T2" style:family="text">
      <style:text-properties officeooo:rsid="000bb850"/>
    </style:style>
    <style:style style:name="T3" style:family="text">
      <style:text-properties officeooo:rsid="000ed222"/>
    </style:style>
    <style:style style:name="T4" style:family="text">
      <style:text-properties officeooo:rsid="001049b9"/>
    </style:style>
    <style:style style:name="T5" style:family="text">
      <style:text-properties officeooo:rsid="0010c26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Exercise 1</text:h>
      <text:h text:style-name="Heading_20_2" text:outline-level="2">Question 1</text:h>
      <text:p text:style-name="P1">d<text:span text:style-name="T2">e</text:span>st<text:span text:style-name="T2">ination</text:span> IP: 128.119.245.12</text:p>
      <text:p text:style-name="P1"><text:span text:style-name="T2">source </text:span><text:s/>ip: 192.168.1.102</text:p>
      <text:p text:style-name="P2">d<text:span text:style-name="T2">e</text:span>st<text:span text:style-name="T2">ination</text:span> port: 80</text:p>
      <text:p text:style-name="P1">source port 1161</text:p>
      <text:p text:style-name="P1"/>
      <text:p text:style-name="P1">Question 2</text:p>
      <text:p text:style-name="P1"><text:span text:style-name="T2">Sequence number: </text:span>232129013</text:p>
      <text:p text:style-name="P1"/>
      <text:p text:style-name="P8">Question 3 &amp; 4</text:p>
      <table:table table:name="Table1" table:style-name="Table1">
        <table:table-column table:style-name="Table1.A" table:number-columns-repeated="6"/>
        <table:table-row>
          <table:table-cell table:style-name="Table1.A1" office:value-type="string">
            <text:p text:style-name="P11">Sequence Number</text:p>
          </table:table-cell>
          <table:table-cell table:style-name="Table1.A1" office:value-type="string">
            <text:p text:style-name="P11">Time Sent</text:p>
          </table:table-cell>
          <table:table-cell table:style-name="Table1.A1" office:value-type="string">
            <text:p text:style-name="P11">Time Received</text:p>
          </table:table-cell>
          <table:table-cell table:style-name="Table1.A1" office:value-type="string">
            <text:p text:style-name="P11">Sample Time</text:p>
          </table:table-cell>
          <table:table-cell table:style-name="Table1.A1" office:value-type="string">
            <text:p text:style-name="P11">Estimated Time</text:p>
          </table:table-cell>
          <table:table-cell table:style-name="Table1.F1" office:value-type="string">
            <text:p text:style-name="P11">Length</text:p>
          </table:table-cell>
        </table:table-row>
        <table:table-row>
          <table:table-cell table:style-name="Table1.A2" office:value-type="string">
            <text:p text:style-name="P12">232129013</text:p>
          </table:table-cell>
          <table:table-cell table:style-name="Table1.A2" office:value-type="string">
            <text:p text:style-name="P12">0.026477</text:p>
          </table:table-cell>
          <table:table-cell table:style-name="Table1.A2" office:value-type="string">
            <text:p text:style-name="P12">0.053937</text:p>
          </table:table-cell>
          <table:table-cell table:style-name="Table1.A2" office:value-type="string">
            <text:p text:style-name="P12">0.02746</text:p>
          </table:table-cell>
          <table:table-cell table:style-name="Table1.A2" office:value-type="string">
            <text:p text:style-name="P13">0.02746</text:p>
          </table:table-cell>
          <table:table-cell table:style-name="Table1.F2" office:value-type="string">
            <text:p text:style-name="P12">565</text:p>
          </table:table-cell>
        </table:table-row>
        <table:table-row>
          <table:table-cell table:style-name="Table1.A2" office:value-type="string">
            <text:p text:style-name="P12">232129578</text:p>
          </table:table-cell>
          <table:table-cell table:style-name="Table1.A2" office:value-type="string">
            <text:p text:style-name="P12">0.041737</text:p>
          </table:table-cell>
          <table:table-cell table:style-name="Table1.A2" office:value-type="string">
            <text:p text:style-name="P12">0.077294</text:p>
          </table:table-cell>
          <table:table-cell table:style-name="Table1.A2" office:value-type="string">
            <text:p text:style-name="P12">0.035557</text:p>
          </table:table-cell>
          <table:table-cell table:style-name="Table1.A2" office:value-type="string">
            <text:p text:style-name="P13">0.0<text:span text:style-name="T3">2846</text:span></text:p>
          </table:table-cell>
          <table:table-cell table:style-name="Table1.F2" office:value-type="string">
            <text:p text:style-name="P12">1460</text:p>
          </table:table-cell>
        </table:table-row>
        <table:table-row>
          <table:table-cell table:style-name="Table1.A2" office:value-type="string">
            <text:p text:style-name="P13">232131038</text:p>
          </table:table-cell>
          <table:table-cell table:style-name="Table1.A2" office:value-type="string">
            <text:p text:style-name="P13">0.054026</text:p>
          </table:table-cell>
          <table:table-cell table:style-name="Table1.A2" office:value-type="string">
            <text:p text:style-name="P13">0.124085</text:p>
          </table:table-cell>
          <table:table-cell table:style-name="Table1.A2" office:value-type="string">
            <text:p text:style-name="P13">0.070059</text:p>
          </table:table-cell>
          <table:table-cell table:style-name="Table1.A2" office:value-type="string">
            <text:p text:style-name="P14">0.03365</text:p>
          </table:table-cell>
          <table:table-cell table:style-name="Table1.F2" office:value-type="string">
            <text:p text:style-name="P13">1460</text:p>
          </table:table-cell>
        </table:table-row>
        <table:table-row>
          <table:table-cell table:style-name="Table1.A2" office:value-type="string">
            <text:p text:style-name="P13">232132498</text:p>
          </table:table-cell>
          <table:table-cell table:style-name="Table1.A2" office:value-type="string">
            <text:p text:style-name="P13">0.054690</text:p>
          </table:table-cell>
          <table:table-cell table:style-name="Table1.A2" office:value-type="string">
            <text:p text:style-name="P13">0.169118</text:p>
          </table:table-cell>
          <table:table-cell table:style-name="Table1.A2" office:value-type="string">
            <text:p text:style-name="P13">0.114428</text:p>
          </table:table-cell>
          <table:table-cell table:style-name="Table1.A2" office:value-type="string">
            <text:p text:style-name="P14">0.04374</text:p>
          </table:table-cell>
          <table:table-cell table:style-name="Table1.F2" office:value-type="string">
            <text:p text:style-name="P13">1460</text:p>
          </table:table-cell>
        </table:table-row>
        <table:table-row>
          <table:table-cell table:style-name="Table1.A2" office:value-type="string">
            <text:p text:style-name="P13">232133958</text:p>
          </table:table-cell>
          <table:table-cell table:style-name="Table1.A2" office:value-type="string">
            <text:p text:style-name="P13">0.077405</text:p>
          </table:table-cell>
          <table:table-cell table:style-name="Table1.A2" office:value-type="string">
            <text:p text:style-name="P13">0.217299</text:p>
          </table:table-cell>
          <table:table-cell table:style-name="Table1.A2" office:value-type="string">
            <text:p text:style-name="P13">0.139894</text:p>
          </table:table-cell>
          <table:table-cell table:style-name="Table1.A2" office:value-type="string">
            <text:p text:style-name="P14">0.05575</text:p>
          </table:table-cell>
          <table:table-cell table:style-name="Table1.F2" office:value-type="string">
            <text:p text:style-name="P13">1460</text:p>
          </table:table-cell>
        </table:table-row>
      </table:table>
      <text:p text:style-name="P8"/>
      <text:p text:style-name="P1"/>
      <text:p text:style-name="P1">Q<text:span text:style-name="T1">5</text:span></text:p>
      <text:p text:style-name="P3">win=5840</text:p>
      <text:p text:style-name="P3">lack of server space – the win space should be dropping. </text:p>
      <text:p text:style-name="P3"><text:span text:style-name="T3">There is </text:span>No throttling. <text:span text:style-name="T3">Throttling happens when there is a lack of server space – and this would cause the win space to drop. </text:span></text:p>
      <text:p text:style-name="P3"/>
      <text:p text:style-name="P3">Q6</text:p>
      <text:p text:style-name="P3"><text:span text:style-name="T3">There are </text:span>no <text:span text:style-name="T3">re</text:span>transmissions. <text:span text:style-name="T3">Retransmissions happens when a server acks for a sequence number twice. It is also possible to manually check the TCP graph for retransmission. </text:span></text:p>
      <text:p text:style-name="P3"/>
      <text:p text:style-name="P3"/>
      <text:p text:style-name="P3">Q7</text:p>
      <text:p text:style-name="P4"><text:span text:style-name="T4">A</text:span>t the beginning the server acks every packet <text:span text:style-name="T4">and each packet is of size 1460. However,</text:span> after around packet 67 <text:span text:style-name="T4">we send two packets (total size 2920) but we only ack once.</text:span></text:p>
      <text:p text:style-name="P4"/>
      <text:p text:style-name="P4">Q8</text:p>
      <text:p text:style-name="P4">final ack 232293103</text:p>
      <text:p text:style-name="P4">first seq – 232129012</text:p>
      <text:p text:style-name="P4">difference = 164091 (still need to minus one). </text:p>
      <text:p text:style-name="P4">data = 164090 </text:p>
      <text:p text:style-name="P4"/>
      <text:p text:style-name="P5">start time – 0.026477</text:p>
      <text:p text:style-name="P5">end time – 5.455830</text:p>
      <text:p text:style-name="P9">delta time = 5.429353</text:p>
      <text:p text:style-name="P5"/>
      <text:p text:style-name="P6">thoughput = <text:span text:style-name="T4">164090/5.429353 = </text:span>30.2<text:span text:style-name="T4">2</text:span> K bytes thoughput. </text:p>
      <text:h text:style-name="Heading_20_1" text:outline-level="1"><text:soft-page-break/>Ex 2</text:h>
      <text:p text:style-name="P5">Q1</text:p>
      <text:p text:style-name="P5">seq <text:span text:style-name="T5"># -</text:span> 2818463618</text:p>
      <text:p text:style-name="P5"/>
      <text:p text:style-name="P5">Q2</text:p>
      <text:p text:style-name="P10">seq # - 1247095790</text:p>
      <text:p text:style-name="P5">ack <text:span text:style-name="T5"># -</text:span> 2818463619</text:p>
      <text:p text:style-name="P10">Server determines the seq # as random and the ack # as the seq # from client + 1</text:p>
      <text:p text:style-name="P5"/>
      <text:p text:style-name="P5">Q3</text:p>
      <text:p text:style-name="P10">seq # - 2818463619</text:p>
      <text:p text:style-name="P10">ack # - 1247095791</text:p>
      <text:p text:style-name="P10">No data</text:p>
      <text:p text:style-name="P5"/>
      <text:p text:style-name="P5">Q4.</text:p>
      <text:p text:style-name="P5"><text:span text:style-name="T5">Both hosts initiated the close/Fin. This is a </text:span>Simultaneous close. <text:span text:style-name="T5">We know this because given that </text:span></text:p>
      <text:p text:style-name="P10">F = FIN/ACK</text:p>
      <text:p text:style-name="P10">A = ACK</text:p>
      <text:p text:style-name="P10">Then:</text:p>
      <text:p text:style-name="P7">F F A A – <text:span text:style-name="T5">means that close was initiated by both hosts. <text:s text:c="8"/>←And this is what we see in the table</text:span></text:p>
      <text:p text:style-name="P7">F A F A – <text:span text:style-name="T5">means that close was initiated by one host. </text:span></text:p>
      <text:p text:style-name="P5"/>
      <text:p text:style-name="P5">Q5.</text:p>
      <text:p text:style-name="P5">server to client = 33 bytes</text:p>
      <text:p text:style-name="P5">client to server = 40 byt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AR PL KaitiM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AR PL KaitiM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KaitiM GB" style:font-family-asian="'AR PL KaitiM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3-29T16:09:49.505606473</meta:creation-date>
    <dc:date>2022-03-29T23:55:11.330507835</dc:date>
    <meta:editing-duration>PT9M36S</meta:editing-duration>
    <meta:editing-cycles>1</meta:editing-cycles>
    <meta:document-statistic meta:table-count="1" meta:image-count="0" meta:object-count="0" meta:page-count="2" meta:paragraph-count="83" meta:word-count="314" meta:character-count="1730" meta:non-whitespace-character-count="1475"/>
    <meta:generator>LibreOffice/6.1.5.2$Linux_X86_64 LibreOffice_project/10$Build-2</meta:generator>
  </office:meta>
</office:document-meta>
</file>